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fo:break-before="page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8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8" style:family="paragraph" style:parent-style-name="Standard" style:list-style-name="L8">
      <style:text-properties fo:language="en" fo:country="US" style:text-underline-style="none"/>
    </style:style>
    <style:style style:name="P239" style:family="paragraph" style:parent-style-name="Standard" style:list-style-name="L10"/>
    <style:style style:name="P240" style:family="paragraph" style:parent-style-name="Standard" style:list-style-name="L38">
      <style:text-properties fo:font-size="12pt" style:font-size-asian="12pt" style:font-size-complex="12pt"/>
    </style:style>
    <style:style style:name="P241" style:family="paragraph" style:parent-style-name="Standard" style:list-style-name="L60">
      <style:text-properties fo:font-size="12pt" style:font-size-asian="12pt" style:font-size-complex="12pt"/>
    </style:style>
    <style:style style:name="P242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4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5" style:family="paragraph" style:parent-style-name="Standard" style:list-style-name="L51"/>
    <style:style style:name="P246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7" style:family="paragraph" style:parent-style-name="Standard" style:list-style-name="L54"/>
    <style:style style:name="P248" style:family="paragraph" style:parent-style-name="Standard" style:list-style-name="L58"/>
    <style:style style:name="P249" style:family="paragraph" style:parent-style-name="Standard">
      <style:text-properties style:font-name="Liberation Sans"/>
    </style:style>
    <style:style style:name="P25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>
      <style:paragraph-properties fo:background-color="transparent">
        <style:background-image/>
      </style:paragraph-properties>
    </style:style>
    <style:style style:name="P25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8" style:family="paragraph" style:parent-style-name="Table_20_Contents" style:list-style-name="L36">
      <style:paragraph-properties fo:text-align="justify" style:justify-single-word="false"/>
    </style:style>
    <style:style style:name="P26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0" style:family="paragraph" style:parent-style-name="Table_20_Contents" style:list-style-name="L57"/>
    <style:style style:name="P271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fo:background-color="#f9f9f9"/>
    </style:style>
    <style:style style:name="T14" style:family="text">
      <style:text-properties style:font-name="Liberation Sans" fo:language="en" fo:country="US"/>
    </style:style>
    <style:style style:name="T1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9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fo:background-color="#ffff00"/>
    </style:style>
    <style:style style:name="T2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5" style:family="text">
      <style:text-properties fo:font-style="italic" fo:background-color="#ffff00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background-color="#ffff00"/>
    </style:style>
    <style:style style:name="T28" style:family="text">
      <style:text-properties fo:color="#ff0000"/>
    </style:style>
    <style:style style:name="T29" style:family="text">
      <style:text-properties fo:color="#ff0000" fo:background-color="transparent"/>
    </style:style>
    <style:style style:name="T30" style:family="text">
      <style:text-properties fo:color="#00ff00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3" style:family="text">
      <style:text-properties style:font-name-asian="Liberation Sans1" style:font-name-complex="Liberation Sans1"/>
    </style:style>
    <style:style style:name="T34" style:family="text">
      <style:text-properties fo:background-color="transparent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text-underline-style="none" style:font-style-asian="normal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T39" style:family="text">
      <style:text-properties style:font-name="Liberation Sans2"/>
    </style:style>
    <style:style style:name="T40" style:family="text">
      <style:text-properties style:font-name="Liberation Sans1" style:font-name-asian="Liberation Sans1" style:font-name-complex="Liberation Sans1"/>
    </style:style>
    <style:style style:name="T41" style:family="text">
      <style:text-properties fo:color="#ff00ff"/>
    </style:style>
    <style:style style:name="T42" style:family="text">
      <style:text-properties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14119453711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541814839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545030323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704602122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765585498" text:style-name="L5">
        <text:list-header>
          <text:p text:style-name="P250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2050658814" text:style-name="L6">
        <text:list-header>
          <text:p text:style-name="P251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902893954" text:style-name="L7">
        <text:list-item>
          <text:p text:style-name="P217">консольные утилиты </text:p>
        </text:list-item>
      </text:list>
      <text:list xml:id="list1719117075" text:style-name="L8">
        <text:list-item>
          <text:p text:style-name="P238"><text:span text:style-name="T16">gui (tk) –</text:span><text:span text:style-name="T16"> Oh, no!</text:span></text:p>
        </text:list-item>
        <text:list-item>
          <text:p text:style-name="P218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6">irb – интерактивный руби </text:span><text:span text:style-name="T16">(REPL - read, evaluate, print, loop)</text:span></text:p>
      <text:p text:style-name="P28"/>
      <text:p text:style-name="P43"><text:span text:style-name="T16">&gt;&gt;&gt; Демонстрация, </text:span><text:span text:style-name="T16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6">Полезные </text:span><text:span text:style-name="T16">утилиты – ri</text:span></text:p>
      <text:p text:style-name="P36"/>
      <text:p text:style-name="P43"><text:span text:style-name="T16">ri – (ruby informat</text:span><text:span text:style-name="T16">i</text:span><text:span text:style-name="T16">on) – </text:span><text:span text:style-name="T16">справочная </text:span><text:span text:style-name="T16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6">&gt;&gt;&gt; Объяснить, что они видят в следующем задании. </text:span><text:span text:style-name="T16">один и тот же метод определен в разных классах.</text:span></text:p>
      <text:p text:style-name="P10">&gt;&gt;&gt; <text:span text:style-name="T20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0">Имена </text:span><text:span text:style-name="T20">переменных и констант состоят из:</text:span></text:p>
      <text:list xml:id="list80103634" text:style-name="L9">
        <text:list-item>
          <text:p text:style-name="P219">буквы</text:p>
        </text:list-item>
        <text:list-item>
          <text:p text:style-name="P219">цифры (не может быть первой)</text:p>
        </text:list-item>
        <text:list-item>
          <text:p text:style-name="P219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0"><text:tab/></text:span><text:span text:style-name="T22">S</text:span><text:span text:style-name="T20">tring, Array</text:span><text:span text:style-name="T21">, Hash</text:span></text:p>
      <text:p text:style-name="P25"><text:tab/>Enumerable, Comparable</text:p>
      <text:p text:style-name="P2"><text:span text:style-name="T20"><text:tab/></text:span><text:span text:style-name="T22">M</text:span><text:span text:style-name="T20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438143409" text:style-name="L10">
        <text:list-item>
          <text:p text:style-name="P220">что такое irb и ri?</text:p>
        </text:list-item>
        <text:list-item>
          <text:p text:style-name="P220">в hello.upcase, как называется часть upcase (ответ: метод)</text:p>
        </text:list-item>
        <text:list-item>
          <text:p text:style-name="P220">какая разница между # и . перед названием метода при обращении в ri: например String#upcase и String.new</text:p>
        </text:list-item>
        <text:list-item>
          <text:p text:style-name="P220">Чем отличаются переменные от констант</text:p>
        </text:list-item>
        <text:list-item>
          <text:p text:style-name="P220">Как именуются переменные, каким регулярным выражением вы бы это описали. Ответ: [_a-z][A-Za-z_0-9]</text:p>
        </text:list-item>
        <text:list-item>
          <text:p text:style-name="P239"><text:span text:style-name="T18">Как именуются константы, опишите это регулярным выражением. </text:span><text:span text:style-name="T18">Ответ:</text:span><text:span text:style-name="T18"> [A-Z][A-Za-z_0-9]</text:span></text:p>
        </text:list-item>
        <text:list-item>
          <text:p text:style-name="P239"><text:span text:style-name="T18">Назовите константы, испол</text:span><text:span text:style-name="T18">ь</text:span><text:span text:style-name="T18">зу</text:span><text:span text:style-name="T18">я</text:span><text:span text:style-name="T18"> кот</text:span><text:span text:style-name="T18">о</text:span><text:span text:style-name="T18">рые можно вывести данные в пото</text:span><text:span text:style-name="T18">к</text:span><text:span text:style-name="T18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166267358" text:style-name="L11">
        <text:list-item>
          <text:p text:style-name="P221">допустимые значения и свойства</text:p>
        </text:list-item>
        <text:list-item>
          <text:p text:style-name="P221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298783249" text:style-name="L12">
        <text:list-item>
          <text:p text:style-name="P222">численные: Integer, Float, Fixnum (&lt;Integer), Bignum (&lt;Integer), Numeric</text:p>
        </text:list-item>
        <text:list-item>
          <text:p text:style-name="P222">строковые String</text:p>
        </text:list-item>
        <text:list-item>
          <text:p text:style-name="P222">логические (булевские = boolean): FalseClass, TrueClass</text:p>
        </text:list-item>
        <text:list-item>
          <text:p text:style-name="P227">File, IO, Symbol</text:p>
        </text:list-item>
        <text:list-item>
          <text:p text:style-name="P227">Array</text:p>
        </text:list-item>
        <text:list-item>
          <text:p text:style-name="P227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967756831" text:style-name="L13">
        <text:list-item>
          <text:p text:style-name="P223">Dictionary, PartOfSpeechDictionary</text:p>
        </text:list-item>
        <text:list-item>
          <text:p text:style-name="P223">Sentence</text:p>
        </text:list-item>
        <text:list-item>
          <text:p text:style-name="P223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691509908" text:style-name="L14">
        <text:list-item>
          <text:p text:style-name="P224">динамическая типизация (shell, awk, ruby, python,...) /dynamically typed language/</text:p>
        </text:list-item>
        <text:list-item>
          <text:p text:style-name="P224">статическая типизация (С, Java)</text:p>
        </text:list-item>
      </text:list>
      <text:p text:style-name="P25"/>
      <text:p text:style-name="P25">При статической типизации</text:p>
      <text:list xml:id="list1124924208" text:style-name="L15">
        <text:list-item>
          <text:p text:style-name="P225">тип переменной задается сразу</text:p>
          <text:p text:style-name="P255">пример в C: int a = 20</text:p>
        </text:list-item>
        <text:list-item>
          <text:p text:style-name="P225">тип переменной нельзя изменить в процессе работы</text:p>
        </text:list-item>
      </text:list>
      <text:p text:style-name="P141">пример: a = “now this is a string” </text:p>
      <text:list xml:id="list2120487974" text:continue-numbering="true" text:style-name="L15">
        <text:list-header>
          <text:p text:style-name="P25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581426751" text:style-name="L16">
        <text:list-item>
          <text:list>
            <text:list-item>
              <text:p text:style-name="P226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7">expression-that-is-</text:span><text:span text:style-name="T25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9">us</text:span><text:span text:style-name="T29">e</text:span><text:span text:style-name="T29">r</text:span>/bin/ruby</text:p>
      <text:p text:style-name="P2"/>
      <text:p text:style-name="P2">while line = gets</text:p>
      <text:p text:style-name="P2"><text:s text:c="4"/><text:span text:style-name="T27">line = </text:span><text:span text:style-name="T2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9">elseif</text:span> line &lt; 0 <text:s/><text:span text:style-name="T28"># line is a string</text:span></text:p>
      <text:p text:style-name="P2"><text:s text:c="7"/>puts line + “ is a negative number”</text:p>
      <text:p text:style-name="P2"><text:s text:c="4"/><text:span text:style-name="T28">elseif</text:span> line == “0”</text:p>
      <text:p text:style-name="P2"><text:s text:c="7"/>puts line + “ is zero”</text:p>
      <text:p text:style-name="P2"><text:s text:c="4"/><text:span text:style-name="T28">elseif</text:span> # should be else</text:p>
      <text:p text:style-name="P2"><text:s text:c="7"/>puts “#{line} is a negative number”</text:p>
      <text:p text:style-name="P2"><text:s text:c="4"/># <text:span text:style-name="T2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181257698" text:style-name="L17">
        <text:list-item>
          <text:p text:style-name="P228">На что влияет тип данных?</text:p>
        </text:list-item>
        <text:list-item>
          <text:p text:style-name="P228">Как Руби знает, к какому типу относится тот или иной программный объект?</text:p>
        </text:list-item>
      </text:list>
      <text:list xml:id="list959485929" text:style-name="L18">
        <text:list-item>
          <text:p text:style-name="P256">В двойных/одинарных кавычках это … ? – String</text:p>
        </text:list-item>
        <text:list-item>
          <text:p text:style-name="P256">В квадратных скобках это … ? – Array</text:p>
        </text:list-item>
        <text:list-item>
          <text:p text:style-name="P256">В фигурный скобках это ... ? -- Hash</text:p>
        </text:list-item>
        <text:list-item>
          <text:p text:style-name="P256">Как задать диапазон? – .. или ...</text:p>
        </text:list-item>
      </text:list>
      <text:list xml:id="list96381306" text:continue-list="list181257698" text:style-name="L17">
        <text:list-item>
          <text:p text:style-name="P228">Можно ли изменить тип переменной в программе?</text:p>
        </text:list-item>
        <text:list-item>
          <text:p text:style-name="P228">Назовите некоторые методы, которые преобразуют объект к другому типу? – (to_s, to_i, to_f, to_a)</text:p>
        </text:list-item>
        <text:list-item>
          <text:p text:style-name="P22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8">Что такое интерполяция и где ее использовать?</text:p>
        </text:list-item>
        <text:list-item>
          <text:p text:style-name="P228">Почему оператор условия if называется оператором ветвления?</text:p>
        </text:list-item>
        <text:list-item>
          <text:p text:style-name="P228">Сколько веток и какие могут быть в if?</text:p>
        </text:list-item>
        <text:list-item>
          <text:p text:style-name="P228">Имеет ли значение порядок ветвей в if?</text:p>
        </text:list-item>
        <text:list-item>
          <text:p text:style-name="P228">Назовите операторы сравнения: </text:p>
        </text:list-item>
      </text:list>
      <text:list xml:id="list538339999" text:style-name="L19">
        <text:list-item>
          <text:p text:style-name="P257">ответ: &lt; &gt; == !=</text:p>
        </text:list-item>
      </text:list>
      <text:list xml:id="list1618652224" text:continue-list="list96381306" text:style-name="L17">
        <text:list-item>
          <text:p text:style-name="P22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8">Почему то, что возвращает оператор =~ , можно использовать в условии?</text:p>
        </text:list-item>
        <text:list-item>
          <text:p text:style-name="P228">Что у руби является true и что false?</text:p>
        </text:list-item>
        <text:list-item>
          <text:p text:style-name="P228">Зачем нужны циклы?</text:p>
        </text:list-item>
        <text:list-item>
          <text:p text:style-name="P228">При каком условии выполняется тело цикла while? Сколько раз он выполняется?</text:p>
        </text:list-item>
        <text:list-item>
          <text:p text:style-name="P228">Когда заканчивается цикл while?</text:p>
        </text:list-item>
        <text:list-item>
          <text:p text:style-name="P228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30">NP</text:span>)</text:p>
          </table:table-cell>
          <table:table-cell table:style-name="Table3.C2" office:value-type="string">
            <text:p text:style-name="P144">False (<text:span text:style-name="T30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28">NP</text:span>)</text:p>
          </table:table-cell>
          <table:table-cell table:style-name="Table3.C2" office:value-type="string">
            <text:p text:style-name="P143">tp: <text:span text:style-name="T28">NP</text:span> = <text:span text:style-name="T30">NP</text:span></text:p>
          </table:table-cell>
          <table:table-cell table:style-name="Table3.C2" office:value-type="string">
            <text:p text:style-name="P143">fp: <text:span text:style-name="T28">NP</text:span> != <text:span text:style-name="T30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28">non-NP</text:span>)</text:p>
          </table:table-cell>
          <table:table-cell table:style-name="Table3.C2" office:value-type="string">
            <text:p text:style-name="P143">fn: <text:span text:style-name="T28">non-NP </text:span><text:span text:style-name="T31">!= </text:span><text:span text:style-name="T30">NP</text:span></text:p>
          </table:table-cell>
          <table:table-cell table:style-name="Table3.C2" office:value-type="string">
            <text:p text:style-name="P143"><text:span text:style-name="T31">tn: </text:span><text:span text:style-name="T28">non-NP</text:span> = <text:span text:style-name="T30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1011927749" text:style-name="L20">
        <text:list-item>
          <text:p text:style-name="P229">lesson.06.tar.bz2</text:p>
        </text:list-item>
        <text:list-item>
          <text:p text:style-name="P229"/>
        </text:list-item>
        <text:list-item>
          <text:p text:style-name="P229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498995101" text:style-name="L21">
        <text:list-item>
          <text:p text:style-name="P235">lesson.07.tar.bz2</text:p>
        </text:list-item>
        <text:list-item>
          <text:p text:style-name="P237">dictester.all.tar.bz2 (дапм всего DicTester --all)</text:p>
        </text:list-item>
        <text:list-item>
          <text:p text:style-name="P237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777312354" text:style-name="L22">
        <text:list-item>
          <text:p text:style-name="P230">правильное VBD заканчиватся на ED: confuse -&gt; confused</text:p>
        </text:list-item>
        <text:list-item>
          <text:p text:style-name="P230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580873872" text:style-name="L23">
        <text:list-item>
          <text:p text:style-name="P231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4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26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33">Вопрос: </text:span><text:span text:style-name="T33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33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574755115" text:style-name="L24">
        <text:list-item>
          <text:p text:style-name="P232">lesson.08.tar.bz2</text:p>
        </text:list-item>
        <text:list-item>
          <text:p text:style-name="P232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528552446" text:style-name="L25">
        <text:list-item>
          <text:p text:style-name="P236">Что есть массив и в чем его отличие от просто переменной?</text:p>
        </text:list-item>
        <text:list-item>
          <text:p text:style-name="P236">Как объявить массив? Зачем объявлять массив?</text:p>
        </text:list-item>
        <text:list-item>
          <text:p text:style-name="P236">Как создать массив? Как создать массив строк?</text:p>
        </text:list-item>
        <text:list-item>
          <text:p text:style-name="P23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6">Как получить содержимое какой-то ячейки массива? И как положить значение в ячейку?</text:p>
        </text:list-item>
        <text:list-item>
          <text:p text:style-name="P236">Можно ли получать или назначать значения сразу нескольким элементам массива?</text:p>
        </text:list-item>
        <text:list-item>
          <text:p text:style-name="P23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6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337726722" text:style-name="L26">
        <text:list-item>
          <text:p text:style-name="P233">lesson.09.tar.bz2</text:p>
        </text:list-item>
        <text:list-item>
          <text:p text:style-name="P233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827282154" text:style-name="L27">
        <text:list-item>
          <text:p text:style-name="P234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2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34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734682539" text:style-name="L28">
        <text:list-item>
          <text:p text:style-name="P196">метод Kernel#load</text:p>
        </text:list-item>
        <text:list-item>
          <text:p text:style-name="P196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6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7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838708867" text:style-name="L29">
        <text:list-item>
          <text:p text:style-name="P260">lesson.10.tar.bz2</text:p>
        </text:list-item>
      </text:list>
      <text:p text:style-name="P147"/>
      <text:p text:style-name="P150">Вопросы</text:p>
      <text:p text:style-name="P150"/>
      <text:list xml:id="list1421558817" text:style-name="L30">
        <text:list-item>
          <text:p text:style-name="P263">Сколько времени ушло на ДЗ на этой неделе?</text:p>
        </text:list-item>
        <text:list-item>
          <text:p text:style-name="P263">Просмотрели ли презентацию до конца и есть ли вопросы? Что стоит рассмотреть сейчас?</text:p>
        </text:list-item>
        <text:list-item>
          <text:p text:style-name="P263">Что общего в методах, имена которых оканчиваются на знак вопроса?</text:p>
        </text:list-item>
        <text:list-item>
          <text:p text:style-name="P263">О чем говорит знак ! в имени метода?</text:p>
        </text:list-item>
        <text:list-item>
          <text:p text:style-name="P263">Все ли методы, оканчивающиеся на ! изменяют объект, к которому применяются?</text:p>
        </text:list-item>
        <text:list-item>
          <text:p text:style-name="P263">Назовите какие-нибудь методы объектов класса Array? И что они делают?</text:p>
        </text:list-item>
        <text:list-item>
          <text:p text:style-name="P263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55905373" text:style-name="L31">
        <text:list-item>
          <text:p text:style-name="P264">lengths.with_cp1252 - <text:s/>длины вычислены неправильно</text:p>
        </text:list-item>
        <text:list-item>
          <text:p text:style-name="P26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1068989469" text:style-name="L32">
        <text:list-item>
          <text:p text:style-name="P266">Как определить каждое 10е предложение в тексте?</text:p>
        </text:list-item>
        <text:list-item>
          <text:p text:style-name="P266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781708887" text:style-name="L33">
        <text:list-item>
          <text:p text:style-name="P261">глобальная переменная @nth</text:p>
        </text:list-item>
        <text:list-item>
          <text:p text:style-name="P261">внешняя библиотека optparse</text:p>
        </text:list-item>
        <text:list-item>
          <text:p text:style-name="P261">опция --help</text:p>
        </text:list-item>
        <text:list-item>
          <text:p text:style-name="P261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1566754575" text:style-name="L34">
        <text:list-item>
          <text:p text:style-name="P259">map <text:s text:c="5"/><text:span text:style-name="T36">map!</text:span></text:p>
        </text:list-item>
        <text:list-item>
          <text:p text:style-name="P259">collect <text:s text:c="2"/><text:span text:style-name="T36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6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7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34">Домашнее</text:span><text:span text:style-name="T27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113421712" text:continue-list="list1838708867" text:style-name="L29">
        <text:list-item>
          <text:p text:style-name="P260">lesson.11.tar.bz2</text:p>
        </text:list-item>
      </text:list>
      <text:p text:style-name="P147"/>
      <text:p text:style-name="P150">Вопросы</text:p>
      <text:p text:style-name="P150"/>
      <text:list xml:id="list1739410470" text:style-name="L35">
        <text:list-item>
          <text:p text:style-name="P265">Сколько времени ушло на ДЗ на этой неделе?</text:p>
        </text:list-item>
        <text:list-item>
          <text:p text:style-name="P265">Для чего предназначен Array#map?</text:p>
        </text:list-item>
        <text:list-item>
          <text:p text:style-name="P265">Есть ли парный опасный метод Array#map! ?</text:p>
        </text:list-item>
        <text:list-item>
          <text:p text:style-name="P265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34">Даны среднемесячные температуры в г. Надыме. Как</text:span> <text:span text:style-name="T34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34"><text:s/>temperatures</text:span><text:span text:style-name="T34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34"><text:s/></text:span><text:span text:style-name="T34">temp</text:span><text:span text:style-name="T34">eratures</text:span><text:span text:style-name="T34">.select {|temp| temp &gt; 0} </text:span></text:p>
      <text:p text:style-name="P161"><text:s/>#=&gt; [1.2, 10.6, 16.0, 12.1, 4.9]</text:p>
      <text:p text:style-name="P162"><text:span text:style-name="T34">то есть, </text:span><text:span text:style-name="T2">массив</text:span><text:span text:style-name="T34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2047696055" text:continue-list="list1113421712" text:style-name="L29">
        <text:list-item>
          <text:p text:style-name="P260">lesson.12.tar.bz2</text:p>
        </text:list-item>
      </text:list>
      <text:p text:style-name="P147"/>
      <text:p text:style-name="P151">Вопросы</text:p>
      <text:list xml:id="list1513113264" text:style-name="L36">
        <text:list-header>
          <text:p text:style-name="P267"/>
        </text:list-header>
        <text:list-item>
          <text:p text:style-name="P268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2">Метод sort оперирует двумя аргументами (они в |a,b|). Что это за аргументы?</text:p>
        </text:list-item>
        <text:list-item>
          <text:p text:style-name="P26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2">Как Array#sort отсортирует массив массивов?</text:p>
        </text:list-item>
        <text:list-item>
          <text:p text:style-name="P262">Чем отличается Array#sort_by от Array#sort ?</text:p>
        </text:list-item>
        <text:list-item>
          <text:p text:style-name="P262">Чем отличаются методы Array#all? и Array#any?</text:p>
        </text:list-item>
        <text:list-item>
          <text:p text:style-name="P269"><text:span text:style-name="T14">Какими способами можно установить, что некоторый элемент присутс</text:span><text:span text:style-name="T14">т</text:span><text:span text:style-name="T14">вует в массиве? – <text:s/>(include?/member? → boolean, Array#index/</text:span><text:span text:style-name="T14">#rindex</text:span><text:span text:style-name="T14"> → position, find → сам элемент)</text:span></text:p>
        </text:list-item>
        <text:list-item>
          <text:p text:style-name="P269"><text:span text:style-name="T14">Какие из этих методом принимают блок и зачем? </text:span><text:span text:style-name="T14">- index/rindex/find. чтобы задавать более сложное условие, а не буквальное равенство.</text:span></text:p>
        </text:list-item>
        <text:list-item>
          <text:p text:style-name="P269"><text:span text:style-name="T14">Правда ли, что метод index есть только у массивов? - нет, он есть и у String (см. </text:span><text:span text:style-name="T14">ri index</text:span><text:span text:style-name="T14">)</text:span></text:p>
        </text:list-item>
        <text:list-item>
          <text:p text:style-name="P262">Почему Array#index/rindex/find можно использовать в условиях? - они возвращают nil, если ничего не найдено</text:p>
        </text:list-item>
        <text:list-item>
          <text:p text:style-name="P269"><text:span text:style-name="T14">Чем отличается Array#find от Array#select</text:span><text:span text:style-name="T14">?</text:span></text:p>
        </text:list-item>
        <text:list-item>
          <text:p text:style-name="P26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435748620" text:style-name="L37">
        <text:list-item>
          <text:p text:style-name="P197">возможность абстрагироваться от деталей реализации</text:p>
        </text:list-item>
        <text:list-item>
          <text:p text:style-name="P197">более читабельный и более легко управляемый код</text:p>
        </text:list-item>
        <text:list-item>
          <text:p text:style-name="P197">возможность повторного использования (code reuse)</text:p>
          <text:p text:style-name="P197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460639655" text:style-name="L38">
        <text:list-item>
          <text:p text:style-name="P240"><text:span text:style-name="T12">по </text:span><text:span text:style-name="T12">значению (по </text:span><text:span text:style-name="T12">копии</text:span><text:span text:style-name="T12">)</text:span></text:p>
        </text:list-item>
        <text:list-item>
          <text:p text:style-name="P240"><text:span text:style-name="T12">по </text:span><text:span text:style-name="T12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1050565571" text:style-name="L39">
        <text:list-item>
          <text:p text:style-name="P198">lesson.13.tar.bz2</text:p>
        </text:list-item>
      </text:list>
      <text:p text:style-name="P4"/>
      <text:p text:style-name="P14">Вопросы</text:p>
      <text:p text:style-name="P4"/>
      <text:list xml:id="list1481671033" text:style-name="L40">
        <text:list-item>
          <text:p text:style-name="P199">зачем нужны методы?</text:p>
        </text:list-item>
        <text:list-item>
          <text:p text:style-name="P199">что возвращает метод и как он это делает?</text:p>
        </text:list-item>
        <text:list-item>
          <text:p text:style-name="P199">сколько значений может вернуть метод в руби?</text:p>
        </text:list-item>
      </text:list>
      <text:list xml:id="list1864601843" text:style-name="L41">
        <text:list-item>
          <text:p text:style-name="P20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788617370" text:continue-list="list1481671033" text:style-name="L40">
        <text:list-item>
          <text:p text:style-name="P19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9">как взаимодействуют ОДНОИМЕННЫЕ переменные внутри метода с переменными вне этого метода?</text:p>
        </text:list-item>
        <text:list-item>
          <text:p text:style-name="P19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035168060" text:style-name="L42">
        <text:list-item>
          <text:p text:style-name="P201">как задать глобальную переменную (для данного скрипта)? -- $name @name или константа</text:p>
        </text:list-item>
      </text:list>
      <text:list xml:id="list1503523743" text:continue-list="list788617370" text:style-name="L40">
        <text:list-item>
          <text:p text:style-name="P199">можно ли определить метод, который не принимает никаких аргументов?</text:p>
        </text:list-item>
        <text:list-item>
          <text:p text:style-name="P199">как передаются аргументы в метод?</text:p>
        </text:list-item>
      </text:list>
      <text:list xml:id="list1746273061" text:style-name="L43">
        <text:list-item>
          <text:p text:style-name="P202">позиционно</text:p>
        </text:list-item>
        <text:list-item>
          <text:p text:style-name="P202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650693806" text:style-name="L44">
        <text:list-item>
          <text:p text:style-name="P203"><text:soft-page-break/>использует Array#max_by (см. также Array#max_by)</text:p>
        </text:list-item>
        <text:list-item>
          <text:p text:style-name="P20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545013099" text:style-name="L45">
        <text:list-item>
          <text:p text:style-name="P204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689532401" text:style-name="L46">
        <text:list-item>
          <text:p text:style-name="P205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050455688" text:style-name="L47">
        <text:list-item>
          <text:p text:style-name="P206">все сжато в одну операцию. так писать нельзя</text:p>
        </text:list-item>
        <text:list-item>
          <text:p text:style-name="P206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692089576" text:style-name="L48">
        <text:list-item>
          <text:p text:style-name="P207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1614837109" text:style-name="L49">
        <text:list-item>
          <text:p text:style-name="P208">использует метод title?</text:p>
        </text:list-item>
        <text:list-item>
          <text:p text:style-name="P208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1554614466" text:style-name="L50">
        <text:list-item>
          <text:p text:style-name="P209">метод изменяет сам объект</text:p>
        </text:list-item>
        <text:list-item>
          <text:p text:style-name="P209">метод выполняет какое-то действие, результат которого не важен</text:p>
          <text:p text:style-name="P209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6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2035430295" text:continue-list="list1050565571" text:style-name="L39">
        <text:list-item>
          <text:p text:style-name="P198">lesson.15.tar.bz2</text:p>
        </text:list-item>
      </text:list>
      <text:p text:style-name="P4"/>
      <text:p text:style-name="P14">Вопросы</text:p>
      <text:p text:style-name="P104"/>
      <text:list xml:id="list1669836104" text:style-name="L51">
        <text:list-item>
          <text:p text:style-name="P246">какой/ие из методой более универсальны: upto/downto/step?</text:p>
        </text:list-item>
        <text:list-item>
          <text:p text:style-name="P246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6">как сделать методы еще более пригодными для повторного использования?</text:p>
        </text:list-item>
        <text:list-item>
          <text:p text:style-name="P246">как объявить модуль и методы в нем?</text:p>
        </text:list-item>
        <text:list-item>
          <text:p text:style-name="P245"><text:span text:style-name="T32">как использовать модуль? </text:span><text:span text:style-name="T32">– как загрузить модуль</text:span></text:p>
        </text:list-item>
        <text:list-item>
          <text:p text:style-name="P246">когда мы используем require, то что мы указываем, это имя файла или имя модуля?</text:p>
        </text:list-item>
        <text:list-item>
          <text:p text:style-name="P246">одно ли это и то же, использовать в команде require имя файла с расширением и без расширения?</text:p>
        </text:list-item>
        <text:list-item>
          <text:p text:style-name="P246">можно ли указывать в require путь к файлу? Нужно ли?</text:p>
        </text:list-item>
        <text:list-item>
          <text:p text:style-name="P246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6">неупорядоченная </text:span><text:span text:style-name="T26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7">Д</text:span><text:span text:style-name="T37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2079650989" text:style-name="L52">
        <text:list-item>
          <text:p text:style-name="P210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50261951" text:style-name="L53">
        <text:list-item>
          <text:p text:style-name="P211">lesson.17.tar.bz2</text:p>
        </text:list-item>
      </text:list>
      <text:list xml:id="list1324857865" text:continue-list="list2079650989" text:style-name="L52">
        <text:list-header>
          <text:p text:style-name="P252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3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6">нисходящем</text:span> порядке по <text:span text:style-name="T26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7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7">|</text:span><text:span text:style-name="T27">key</text:span><text:span text:style-name="T27">, </text:span><text:span text:style-name="T27">val</text:span><text:span text:style-name="T27">|</text:span></text:p>
      <text:p text:style-name="P50"><text:tab/><text:span text:style-name="T27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7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35">хорошее решение, использующее хэш вместо массива. итерирование по </text:span><text:soft-page-break/><text:span text:style-name="T35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69045107" text:style-name="L54">
        <text:list-item>
          <text:p text:style-name="P247"><text:span text:style-name="T4">lesson.1</text:span><text:span text:style-name="T4">9</text:span><text:span text:style-name="T4">.tar.bz2</text:span></text:p>
        </text:list-item>
        <text:list-item>
          <text:p text:style-name="P212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74417979" text:continue-numbering="true" text:style-name="L54">
        <text:list-item>
          <text:p text:style-name="P247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4" office:value-type="string">
            <text:p text:style-name="P143">n <text:span text:style-name="T38">% 100</text:span><text:span text:style-name="T38">0</text:span><text:span text:style-name="T38"> / 10</text:span><text:span text:style-name="T38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472741236" text:style-name="L55">
        <text:list-item>
          <text:p text:style-name="P213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644633176" text:style-name="L56">
        <text:list-item>
          <text:p text:style-name="P214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2">Шаг 2. </text:span><text:span text:style-name="T12">Работает ли сортировка для тесткейса #2?</text:span><text:span text:style-name="T12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7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062116767" text:continue-list="list174417979" text:style-name="L54">
        <text:list-item>
          <text:p text:style-name="P253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39">ß</text:span> --&gt; SS но не всякое SS -&gt; <text:span text:style-name="T39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34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2053868591" text:continue-numbering="true" text:style-name="L54">
        <text:list-item>
          <text:p text:style-name="P212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372590608" text:style-name="L57">
              <text:list-item>
                <text:p text:style-name="P270">Do you just want stdout or do you need stderr as well? or even separated out? </text:p>
              </text:list-item>
              <text:list-item>
                <text:p text:style-name="P270">How big is your output? Do you want to hold the entire result in memory? </text:p>
              </text:list-item>
              <text:list-item>
                <text:p text:style-name="P270">Do you want to read some of your output while the subprocess is still running? </text:p>
              </text:list-item>
              <text:list-item>
                <text:p text:style-name="P270">Do you need result codes? </text:p>
              </text:list-item>
              <text:list-item>
                <text:p text:style-name="P271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34"><text:tab/>IO</text:span>.<text:span text:style-name="T34">popen</text:span>("date") { <text:span text:style-name="T34">|</text:span><text:span text:style-name="T34">io</text:span><text:span text:style-name="T34">|</text:span> <text:span text:style-name="T34">puts</text:span> <text:span text:style-name="T34">io</text:span>.<text:span text:style-name="T34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4"><text:tab/></text:span><text:span text:style-name="T34">io = </text:span><text:span text:style-name="T34">IO</text:span>.<text:span text:style-name="T34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265842169" text:style-name="L58">
        <text:list-item>
          <text:p text:style-name="P215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5">какие способы позволяют забрать выход выполненной программы? - `cmd`, <text:s/>%x{cmd}, IO.popen</text:p>
        </text:list-item>
        <text:list-item>
          <text:p text:style-name="P215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5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5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5">Годиться ли IO.popen для запуска только лишь одиночных команд? – нет, и для пайпов тоже</text:p>
        </text:list-item>
        <text:list-item>
          <text:p text:style-name="P215">Как передать данные на вход команде/пайпу, открытому при помощи IO.popen – IO#puts</text:p>
        </text:list-item>
        <text:list-item>
          <text:p text:style-name="P248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5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5"><text:s/>Как бороться с буферизацией? – stdbuf, --flush</text:p>
        </text:list-item>
        <text:list-item>
          <text:p text:style-name="P215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5">Какие режимы открывания файла/пайпа есть - r, w, a и r+, w+, a+</text:p>
        </text:list-item>
        <text:list-item>
          <text:p text:style-name="P215">чем отличается w от a?</text:p>
        </text:list-item>
        <text:list-item>
          <text:p text:style-name="P215">Как нужно открыть пайп, чтобы иметь возможность как писать в него, так и читать? – r+ или w+</text:p>
        </text:list-item>
        <text:list-item>
          <text:p text:style-name="P215">В чем отличие r+ от w+ – при открытии файла, r+ ругнется, если файла нет. w+ просто его создаст</text:p>
        </text:list-item>
        <text:list-item>
          <text:p text:style-name="P215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97650846" text:style-name="L59">
        <text:list-item>
          <text:p text:style-name="P216">еще раз рассказать, что assign_properties необязателен (изменен слайд 175)</text:p>
        </text:list-item>
        <text:list-item>
          <text:p text:style-name="P216">разбор assign_properties</text:p>
        </text:list-item>
        <text:list-item>
          <text:p text:style-name="P216">разобрать скрипт verticalize</text:p>
        </text:list-item>
        <text:list-item>
          <text:p text:style-name="P216">объяснить: word, *tmp, tag = line.split</text:p>
        </text:list-item>
        <text:list-item>
          <text:p text:style-name="P216"><text:soft-page-break/>реализовать restore_spaces (slide 178). показать, как его тестировать на исходном train.vert с эталонными тегами.</text:p>
          <text:p text:style-name="P216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33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33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0"><text:tab/>IO.popen([</text:span><text:span text:style-name="T41">env</text:span>,] cmd, mode="r" [, opt])</text:p>
      <text:p text:style-name="P2"/>
      <text:p text:style-name="P16"><text:span text:style-name="T33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0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8">Регулярные выражения (разбор скриптов)<text:line-break/>String#scan<text:line-break/>MatchData</text:p>
          </table:table-cell>
          <table:table-cell table:style-name="Table25.A1" office:value-type="string">
            <text:p text:style-name="P149">Занятие 25</text:p>
            <text:p text:style-name="P14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finding_all_submatches_with_pos_match</text:span></text:span></text:p>
      <text:p text:style-name="Standard"><text:span text:style-name="Source_20_Text"><text:span text:style-name="T5"/></text:span></text:p>
      <text:p text:style-name="P258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Accessing backreference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[]<text:tab/></text:span></text:span></text:p>
      <text:p text:style-name="Standard"><text:span text:style-name="Source_20_Text"><text:span text:style-name="T5">MatchData#captures =&gt; array</text:span></text:span></text:p>
      <text:p text:style-name="Standard"><text:span text:style-name="Source_20_Text"><text:span text:style-name="T5">MatchData#to_a =&gt; array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oft-page-break/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Памятка начинающего криптографа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amp;&amp;&amp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amed groups/parenthesis</text:span></text:span></text:p>
      <text:p text:style-name="Standard"><text:soft-page-break/><text:span text:style-name="Source_20_Text"><text:span text:style-name="T11"/></text:span></text:p>
      <text:p text:style-name="Standard"><text:span text:style-name="Source_20_Text"><text:span text:style-name="T5">Скобкам внутри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1"/></text:span></text:p>
      <text:p text:style-name="P258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258"><text:span text:style-name="Source_20_Text"><text:span text:style-name="T8"/></text:span></text:p>
      <text:p text:style-name="P258"><text:span text:style-name="Source_20_Text"><text:span text:style-name="T8">!!! Вопрос: в какую скобку попадает год в следующем РВ?</text:span></text:span></text:p>
      <text:p text:style-name="P258"><text:span text:style-name="Source_20_Text"><text:span text:style-name="T8"/></text:span></text:p>
      <text:p text:style-name="P258"><text:span text:style-name="Source_20_Text"><text:span text:style-name="T8"><text:tab/>months = "((Jan|Feb|Mar|Apr|Jun|Jul|Aug|Sept?|Oct|Nov|Dec)[.]|May)"</text:span></text:span></text:p>
      <text:p text:style-name="P249"><text:tab/>md = str.match /(#{months})( \d+)?, (\d+)/</text:p>
      <text:p text:style-name="P249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2177118254" text:style-name="L60">
        <text:list-item>
          <text:p text:style-name="P241"><text:span text:style-name="T12">select!/keep_if – изменяют и</text:span>сх<text:span text:style-name="T12">одный объ</text:span>ек<text:span text:style-name="T12">т</text:span></text:p>
        </text:list-item>
        <text:list-item>
          <text:p text:style-name="P241"><text:span text:style-name="T12">select в</text:span>о<text:span text:style-name="T12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505736117" text:style-name="L61">
        <text:list-item>
          <text:p text:style-name="P242">унарная оператор – оператор, принимающий один аргумент (операнд)</text:p>
        </text:list-item>
        <text:list-item>
          <text:p text:style-name="P242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219374999" text:style-name="L62">
        <text:list-item>
          <text:p text:style-name="P243">двоичное смещение вправо: 10 &gt;&gt; 1 #=&gt; 5 равноценно делению на 2</text:p>
        </text:list-item>
        <text:list-item>
          <text:p text:style-name="P243">двоичное смещение влево: 10 &lt;&lt; 2 #= &gt; 40 равноценно умножению на 4</text:p>
          <text:p text:style-name="P244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9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19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7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24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7">!!! задание: попробовать в irb. Измениться ли значение переменной a ?</text:span></text:span></text:p>
      <text:p text:style-name="P97"><text:span text:style-name="Source_20_Text"><text:span text:style-name="T17"/></text:span></text:p>
      <text:p text:style-name="P138"><text:span text:style-name="Source_20_Text"><text:span text:style-name="T17">a ||= 2</text:span></text:span></text:p>
      <text:p text:style-name="P129"><text:span text:style-name="Source_20_Text"><text:span text:style-name="T1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21T17:39:48</dc:date>
    <meta:editing-duration>P13DT5H17M13S</meta:editing-duration>
    <meta:editing-cycles>1365</meta:editing-cycles>
    <dc:creator>Nikolai Krot</dc:creator>
    <meta:document-statistic meta:table-count="43" meta:image-count="0" meta:object-count="0" meta:page-count="106" meta:paragraph-count="2937" meta:word-count="16403" meta:character-count="105210" meta:non-whitespace-character-count="97234"/>
  </office:meta>
</office:document-meta>
</file>